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style:font-name="Courier New" officeooo:rsid="0001f04d" officeooo:paragraph-rsid="0001f04d"/>
    </style:style>
    <style:style style:name="P2" style:family="paragraph" style:parent-style-name="Standard">
      <style:paragraph-properties fo:margin-left="0.4925in" fo:margin-right="0in" fo:text-indent="0in" style:auto-text-indent="false"/>
      <style:text-properties style:font-name="Courier New" officeooo:rsid="0005d639" officeooo:paragraph-rsid="0005d639"/>
    </style:style>
    <style:style style:name="P3" style:family="paragraph" style:parent-style-name="Standard">
      <style:paragraph-properties fo:margin-left="0in" fo:margin-right="0in" fo:text-indent="0in" style:auto-text-indent="false"/>
      <style:text-properties style:font-name="Liberation Serif" officeooo:rsid="0004f187" officeooo:paragraph-rsid="0004f187"/>
    </style:style>
    <style:style style:name="P4" style:family="paragraph" style:parent-style-name="Standard">
      <style:paragraph-properties fo:margin-left="0in" fo:margin-right="0in" fo:text-indent="0in" style:auto-text-indent="false"/>
      <style:text-properties style:font-name="Liberation Serif" officeooo:rsid="000573ee" officeooo:paragraph-rsid="000573ee"/>
    </style:style>
    <style:style style:name="P5" style:family="paragraph" style:parent-style-name="Standard">
      <style:paragraph-properties fo:margin-left="0in" fo:margin-right="0in" fo:text-indent="0in" style:auto-text-indent="false"/>
      <style:text-properties style:font-name="Liberation Serif" officeooo:rsid="0005d639" officeooo:paragraph-rsid="0005d639"/>
    </style:style>
    <style:style style:name="T1" style:family="text">
      <style:text-properties fo:font-weight="bold" style:font-weight-asian="bold" style:font-weight-complex="bold"/>
    </style:style>
    <style:style style:name="T2" style:family="text">
      <style:text-properties fo:font-weight="bold" officeooo:rsid="0007088f" style:font-weight-asian="bold"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7088f" style:font-weight-asian="normal" style:font-weight-complex="normal"/>
    </style:style>
    <style:style style:name="T7" style:family="text">
      <style:text-properties fo:color="#ce181e" fo:font-weight="normal" officeooo:rsid="0007088f" style:font-weight-asian="normal" style:font-weight-complex="normal"/>
    </style:style>
    <style:style style:name="T8" style:family="text">
      <style:text-properties fo:color="#ce181e" fo:font-weight="bold" officeooo:rsid="0007088f"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6404/76, Art. 183. No balanço, os elementos do ativo serão avaliados segundo os seguintes critérios:</text:p>
      <text:p text:style-name="P1">III – os <text:span text:style-name="T1">investimentos</text:span><text:span text:style-name="T5"> em participação no CS de outras sociedades, ressalvado em coligadas e controladas, pelo </text:span><text:span text:style-name="T1">custo de aquisição</text:span><text:span text:style-name="T5">, deduzido da provisão para perdas prováveis na realização do seu valor, quando essa perda estiver </text:span><text:span text:style-name="T1">comprovada como permanente</text:span><text:span text:style-name="T5">, e que não será modificado em razão do recebimento, sem custo para a companhia, de ações ou quotas bonificadas;</text:span></text:p>
      <text:p text:style-name="P1"><text:span text:style-name="T5">IV – os demais investimentos, pelo custo de aquisição, deduzido de provisão para atender às perdas prováveis na realização do seu valor, ou para redução do custo de aquisição ao valor de mercado, quando este for inferior;</text:span></text:p>
      <text:p text:style-name="P1"><text:span text:style-name="T5"/></text:p>
      <text:p text:style-name="P3"><text:span text:style-name="T5">Dividendos distribuídos no método de custo são contabilizados como </text:span><text:span text:style-name="T1">receita</text:span><text:span text:style-name="T5">, quando da distribuição.</text:span></text:p>
      <text:p text:style-name="P4"><text:span text:style-name="T5">Dividendos distribuídos no prazo de </text:span><text:span text:style-name="T1">até 6 meses após a aquisição do investimento</text:span><text:span text:style-name="T5"> são considerados como uma </text:span><text:span text:style-name="T1">recuperação de parte do investimento</text:span><text:span text:style-name="T5">. </text:span><text:span text:style-name="T7">[Atenção! As normas internacionais </text:span><text:span text:style-name="T8">não</text:span><text:span text:style-name="T7"> aceitam esse procedimento!]</text:span></text:p>
      <text:p text:style-name="P4"><text:span text:style-name="T5"/></text:p>
      <text:p text:style-name="P2"><text:span text:style-name="T5">RIR, Art. 380. Os lucros ou dividendos recebidos pela PJ, em decorrência de participação societária avaliada pelo </text:span><text:span text:style-name="T1">custo de aquisição</text:span><text:span text:style-name="T5">, adquirida </text:span><text:span text:style-name="T1">até 6 meses</text:span><text:span text:style-name="T5"> antes da data da respectiva percepção, serão registrados pelo contribuinte como </text:span><text:span text:style-name="T4">diminuição do valor do custo</text:span><text:span text:style-name="T5"> e </text:span><text:span text:style-name="T1">não</text:span><text:span text:style-name="T5"> influenciarão as contas de resultado.</text:span></text:p>
      <text:p text:style-name="P2"><text:span text:style-name="T5"/></text:p>
      <text:p text:style-name="P2"><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6-18T11:12:51.436000000</dc:date>
    <meta:editing-duration>PT13M37S</meta:editing-duration>
    <meta:editing-cycles>7</meta:editing-cycles>
    <meta:document-statistic meta:table-count="0" meta:image-count="0" meta:object-count="0" meta:page-count="1" meta:paragraph-count="6" meta:word-count="197" meta:character-count="1306" meta:non-whitespace-character-count="1113"/>
  </office:meta>
</office:document-meta>
</file>